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4912" officeooo:paragraph-rsid="000f4912"/>
    </style:style>
    <style:style style:name="P2" style:family="paragraph" style:parent-style-name="Standard" style:list-style-name="L1">
      <style:text-properties officeooo:rsid="000f4912" officeooo:paragraph-rsid="000f4912"/>
    </style:style>
    <style:style style:name="P3" style:family="paragraph" style:parent-style-name="Standard" style:list-style-name="L1">
      <style:text-properties officeooo:rsid="000f4912" officeooo:paragraph-rsid="001702d4"/>
    </style:style>
    <style:style style:name="P4" style:family="paragraph" style:parent-style-name="Standard" style:list-style-name="L1">
      <style:text-properties officeooo:rsid="000f4912" officeooo:paragraph-rsid="001a25b6"/>
    </style:style>
    <style:style style:name="P5" style:family="paragraph" style:parent-style-name="Standard" style:list-style-name="L2">
      <style:text-properties officeooo:rsid="000f4912" officeooo:paragraph-rsid="000f4912"/>
    </style:style>
    <style:style style:name="P6" style:family="paragraph" style:parent-style-name="Standard">
      <style:text-properties officeooo:rsid="000f4912" officeooo:paragraph-rsid="000f4912"/>
    </style:style>
    <style:style style:name="P7" style:family="paragraph" style:parent-style-name="Standard" style:list-style-name="L1">
      <style:text-properties fo:color="#008000" officeooo:rsid="000f4912" officeooo:paragraph-rsid="00144a34"/>
    </style:style>
    <style:style style:name="P8" style:family="paragraph" style:parent-style-name="Standard" style:list-style-name="L1">
      <style:text-properties fo:color="#008000" officeooo:rsid="000f4912" officeooo:paragraph-rsid="00163293"/>
    </style:style>
    <style:style style:name="P9" style:family="paragraph" style:parent-style-name="Standard">
      <style:text-properties fo:color="#008000" officeooo:rsid="000f4912" officeooo:paragraph-rsid="000f4912"/>
    </style:style>
    <style:style style:name="P10" style:family="paragraph" style:parent-style-name="Standard" style:list-style-name="L1">
      <style:text-properties fo:color="#008000" officeooo:rsid="00144a34" officeooo:paragraph-rsid="000f4912"/>
    </style:style>
    <style:style style:name="P11" style:family="paragraph" style:parent-style-name="Standard" style:list-style-name="L1">
      <style:text-properties fo:color="#008000" officeooo:rsid="00144a34" officeooo:paragraph-rsid="00144a34"/>
    </style:style>
    <style:style style:name="P12" style:family="paragraph" style:parent-style-name="Standard">
      <style:text-properties fo:color="#008000" officeooo:rsid="00144a34" officeooo:paragraph-rsid="000f4912"/>
    </style:style>
    <style:style style:name="P13" style:family="paragraph" style:parent-style-name="Standard" style:list-style-name="L2">
      <style:text-properties fo:color="#008000" officeooo:rsid="00144a34" officeooo:paragraph-rsid="00144a34"/>
    </style:style>
    <style:style style:name="T1" style:family="text">
      <style:text-properties officeooo:rsid="00113b6f"/>
    </style:style>
    <style:style style:name="T2" style:family="text">
      <style:text-properties officeooo:rsid="00144a34"/>
    </style:style>
    <style:style style:name="T3" style:family="text">
      <style:text-properties officeooo:rsid="00163293"/>
    </style:style>
    <style:style style:name="T4" style:family="text">
      <style:text-properties officeooo:rsid="001702d4"/>
    </style:style>
    <style:style style:name="T5" style:family="text">
      <style:text-properties fo:color="#008000" officeooo:rsid="001702d4"/>
    </style:style>
    <style:style style:name="T6" style:family="text">
      <style:text-properties fo:color="#008000" officeooo:rsid="00187c4c"/>
    </style:style>
    <style:style style:name="T7" style:family="text">
      <style:text-properties fo:color="#008000" officeooo:rsid="001a25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Fragen:</text:p>
      <text:p text:style-name="P1"/>
      <text:list xml:id="list6292356651940547560" text:style-name="L1">
        <text:list-item>
          <text:p text:style-name="P2">Welches sind die häufigsten / typischen Krankheitsbilder in deiner Einrichtung?</text:p>
          <text:list>
            <text:list-item>
              <text:p text:style-name="P7"><text:span text:style-name="T2">Sucht, Depressionen, Persönlichkeitsstörungen, Psychosen -&gt; Schizophrenie</text:span></text:p>
            </text:list-item>
            <text:list-item>
              <text:p text:style-name="P7"><text:span text:style-name="T2">Alter &lt;50</text:span></text:p>
            </text:list-item>
            <text:list-item>
              <text:p text:style-name="P7"><text:span text:style-name="T2">Stationäre wie auch ambulante Patienten</text:span></text:p>
            </text:list-item>
          </text:list>
        </text:list-item>
      </text:list>
      <text:p text:style-name="P9"/>
      <text:p text:style-name="P1"/>
      <text:list xml:id="list2030290985" text:continue-numbering="true" text:style-name="L1">
        <text:list-item>
          <text:p text:style-name="P2">Beschreibe einen möglichen Zielpatienten für einen App die psychische Erkrankte unterstützen soll.</text:p>
          <text:list>
            <text:list-item>
              <text:p text:style-name="P2">Krankheitstyp</text:p>
            </text:list-item>
            <text:list-item>
              <text:p text:style-name="P2">ambulant oder stationär?</text:p>
              <text:p text:style-name="P2"/>
            </text:list-item>
            <text:list-item>
              <text:p text:style-name="P10">Haben Patienten überhaupt Zugang zu Computern oder mobilen Geräten, wenn ja welche Geräte und welche Patienten?</text:p>
            </text:list-item>
            <text:list-item>
              <text:p text:style-name="P11">Stationäre Patienten haben mit ihrem Smartphone, Tablet oder Laptop keinen Zugang zum Wlan, möglicherweise mobiles Internet vorhanden.</text:p>
            </text:list-item>
            <text:list-item>
              <text:p text:style-name="P11">Zielpatient: Jung, Borderline-Persönlichkeitsstörung, ambulante Behandlung</text:p>
            </text:list-item>
          </text:list>
        </text:list-item>
      </text:list>
      <text:p text:style-name="P1"/>
      <text:p text:style-name="P1"/>
      <text:list xml:id="list4843379631463077195" text:style-name="L2">
        <text:list-item>
          <text:p text:style-name="P5">Wo treten in deinem Arbeitsalltag häufige Schwierigkeiten im Umgang mit diesen Patienten auf?</text:p>
          <text:list>
            <text:list-item>
              <text:p text:style-name="P5">Wo liegen deren Ursachen?</text:p>
              <text:p text:style-name="P5"/>
            </text:list-item>
            <text:list-item>
              <text:p text:style-name="P13">Ambulante Patienten reisen meist mit dem öffentlichen Verkehr zur Behandlung an, sie kennen häufig ihre nächsten Verbindungen nicht. </text:p>
            </text:list-item>
            <text:list-item>
              <text:p text:style-name="P13">Die Nebenwirkungen ihrer Medikation sind: mangelnde Konzentrationsfähigkeit, langsames Reaktionsvermögen und Müdigkeit. </text:p>
            </text:list-item>
            <text:list-item>
              <text:p text:style-name="P13">Sie benötigen einfache und klare Strukturen.</text:p>
            </text:list-item>
            <text:list-item>
              <text:p text:style-name="P13">Aufgrund der Nebenwirkungen ihrer Medikation, sind sie nicht imstande längere Textabschnitte zu lesen.</text:p>
            </text:list-item>
          </text:list>
        </text:list-item>
      </text:list>
      <text:p text:style-name="P12"/>
      <text:p text:style-name="P1"/>
      <text:list xml:id="list1617730110" text:continue-list="list2030290985" text:style-name="L1">
        <text:list-item>
          <text:p text:style-name="P2">Kennst du bereits Applikationen in diesem Bereich?</text:p>
          <text:list>
            <text:list-item>
              <text:p text:style-name="P2">Falls ja, was ist gut gelöst, wo siehst du Verbesserungsmöglichkeiten beispielsweise fehlende Funktionen?</text:p>
              <text:p text:style-name="P2"/>
            </text:list-item>
            <text:list-item>
              <text:p text:style-name="P8"><text:span text:style-name="T3">Nein</text:span></text:p>
            </text:list-item>
          </text:list>
        </text:list-item>
      </text:list>
      <text:p text:style-name="P1"/>
      <text:list xml:id="list1670828639" text:continue-numbering="true" text:style-name="L1">
        <text:list-item>
          <text:p text:style-name="P2">Was für Bedürfnisse könnten die Patienten haben? (Terminplanung, Behandlung, Medikation, Journal, <text:span text:style-name="T1">Hotline</text:span>...)</text:p>
          <text:list>
            <text:list-item>
              <text:p text:style-name="P8"><text:span text:style-name="T3">Reminder Termine</text:span></text:p>
            </text:list-item>
            <text:list-item>
              <text:p text:style-name="P8"><text:span text:style-name="T3">Reminder Medikation mit Reportingfunktion an behandelnden Arzt</text:span></text:p>
            </text:list-item>
            <text:list-item>
              <text:p text:style-name="P8"><text:span text:style-name="T3">Anzeige der nächsten Hilfsstellen (Link: Dargebotene Hand, Psychologischer Dienst)</text:span></text:p>
            </text:list-item>
            <text:list-item>
              <text:p text:style-name="P8"><text:span text:style-name="T3">Journal mit Reportingfunktion an behandelnden Arzt</text:span></text:p>
            </text:list-item>
            <text:list-item>
              <text:p text:style-name="P3"><text:span text:style-name="T5">Anzeige der möglichen Skills mit Bewertungssystem </text:span><text:span text:style-name="T6">(Favoritenliste) </text:span><text:span text:style-name="T5">evtl. verknüpft mit dem Journal</text:span></text:p>
            </text:list-item>
            <text:list-item>
              <text:p text:style-name="P4"><text:span text:style-name="T7">Link zur SBB-App 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zenz messerli</meta:initial-creator>
    <meta:creation-date>2013-10-10T07:31:42</meta:creation-date>
    <dc:date>2013-10-10T20:19:10</dc:date>
    <dc:creator>vinzenz messerli</dc:creator>
    <meta:editing-duration>PT8M3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1" meta:paragraph-count="30" meta:word-count="245" meta:character-count="1810" meta:non-whitespace-character-count="1618"/>
  </office:meta>
</office:document-meta>
</file>